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c2577"/>
    </style:style>
    <style:style style:name="T1" style:family="text">
      <style:text-properties officeooo:rsid="001c25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gorithm AnalyzeSentence</text:p>
      <text:p text:style-name="Standard"/>
      <text:p text:style-name="Standard">1. length :<text:span text:style-name="T1">=</text:span> 0</text:p>
      <text:p text:style-name="Standard">2. word_count :<text:span text:style-name="T1">=</text:span> 0</text:p>
      <text:p text:style-name="Standard">3. vowel_count :<text:span text:style-name="T1">=</text:span> 0</text:p>
      <text:p text:style-name="Standard"/>
      <text:p text:style-name="Standard">4. vowels :<text:span text:style-name="T1">=</text:span> "aeiouAEIOU"</text:p>
      <text:p text:style-name="Standard"/>
      <text:p text:style-name="Standard">5. If sentence is empty or sentence[length of sentence - 1] ≠ '.' then</text:p>
      <text:p text:style-name="Standard"><text:s text:c="7"/>Print "The sentence should end with a period."</text:p>
      <text:p text:style-name="Standard"><text:s text:c="7"/>Exit</text:p>
      <text:p text:style-name="Standard"/>
      <text:p text:style-name="Standard">6. For each character char in sentence from index 0 to length of sentence - 1 do</text:p>
      <text:p text:style-name="Standard"><text:s text:c="7"/>1. <text:span text:style-name="T1">length := length + 1</text:span></text:p>
      <text:p text:style-name="Standard"><text:s text:c="7"/></text:p>
      <text:p text:style-name="Standard"><text:s text:c="7"/>2. If char <text:span text:style-name="T1">is in</text:span> vowels then</text:p>
      <text:p text:style-name="Standard"><text:s text:c="13"/><text:span text:style-name="T1">vowel_count := vowel_count+1</text:span></text:p>
      <text:p text:style-name="Standard"><text:s text:c="7"/></text:p>
      <text:p text:style-name="Standard"><text:s text:c="7"/>3. If char = ' ' and index &gt; 0 then</text:p>
      <text:p text:style-name="Standard"><text:s text:c="13"/><text:span text:style-name="T1">word_count := word_count+</text:span>1</text:p>
      <text:p text:style-name="Standard"/>
      <text:p text:style-name="P1">7. <text:span text:style-name="T1">word_count := word_count+</text:span>1 (to count the last word)</text:p>
      <text:p text:style-name="Standard"/>
      <text:p text:style-name="Standard">8. Print "Length: ", length</text:p>
      <text:p text:style-name="Standard">9. Print "Number of words: ", word_count</text:p>
      <text:p text:style-name="Standard">10. Print "Number of vowels: ", vowel_count</text:p>
      <text:p text:style-name="Standard"/>
      <text:p text:style-name="Standard">End Algorith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5:27:16.855140248</meta:creation-date>
    <dc:date>2024-08-05T15:31:43.268122290</dc:date>
    <meta:editing-duration>PT4M26S</meta:editing-duration>
    <meta:editing-cycles>1</meta:editing-cycles>
    <meta:document-statistic meta:table-count="0" meta:image-count="0" meta:object-count="0" meta:page-count="1" meta:paragraph-count="21" meta:word-count="118" meta:character-count="693" meta:non-whitespace-character-count="519"/>
    <meta:generator>LibreOffice/24.2.3.2$Linux_X86_64 LibreOffice_project/420$Build-2</meta:generator>
  </office:meta>
</office:document-meta>
</file>